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2" draw:id="id2" draw:layer="layout" svg:width="1cm" svg:height="1cm" svg:x="2.319cm" svg:y="0.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cm" svg:height="1cm" svg:x="0.219cm" svg:y="0.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4.419cm" svg:y="0.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219cm" svg:y1="0.7cm" svg:x2="2.319cm" svg:y2="0.7cm" draw:start-shape="id1" draw:start-glue-point="10" draw:end-shape="id2" svg:d="m1219 700h1100">
          <text:p/>
        </draw:connector>
        <draw:connector draw:style-name="gr2" draw:text-style-name="P1" draw:layer="layout" draw:type="line" svg:x1="3.319cm" svg:y1="0.7cm" svg:x2="4.419cm" svg:y2="0.7cm" draw:start-shape="id2" draw:start-glue-point="10" draw:end-shape="id3" svg:d="m3319 700h1100">
          <text:p/>
        </draw:connector>
        <draw:frame draw:style-name="gr3" draw:text-style-name="P4" draw:layer="layout" svg:width="3.8cm" svg:height="1.35cm" svg:x="3.455cm" svg:y="0.15cm">
          <draw:text-box>
            <text:p text:style-name="P3"><text:span text:style-name="T2">2</text:span></text:p>
          </draw:text-box>
        </draw:frame>
        <draw:custom-shape draw:style-name="gr1" draw:text-style-name="P2" xml:id="id4" draw:id="id4" draw:layer="layout" svg:width="1cm" svg:height="1cm" svg:x="6.519cm" svg:y="0.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8.619cm" svg:y="0.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10.719cm" svg:y="0.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19cm" svg:y1="0.7cm" svg:x2="6.519cm" svg:y2="0.7cm" draw:start-shape="id3" draw:start-glue-point="10" draw:end-shape="id4" svg:d="m5419 700h1100">
          <text:p/>
        </draw:connector>
        <draw:connector draw:style-name="gr2" draw:text-style-name="P1" draw:layer="layout" draw:type="line" svg:x1="7.519cm" svg:y1="0.7cm" svg:x2="8.619cm" svg:y2="0.7cm" draw:start-shape="id4" draw:start-glue-point="10" draw:end-shape="id5" svg:d="m7519 700h1100">
          <text:p/>
        </draw:connector>
        <draw:connector draw:style-name="gr2" draw:text-style-name="P1" draw:layer="layout" draw:type="line" svg:x1="9.619cm" svg:y1="0.7cm" svg:x2="10.719cm" svg:y2="0.7cm" draw:start-shape="id5" draw:start-glue-point="10" draw:end-shape="id6" draw:end-glue-point="6" svg:d="m9619 700h1100">
          <text:p/>
        </draw:connector>
        <draw:frame draw:style-name="gr3" draw:text-style-name="P4" draw:layer="layout" svg:width="3.8cm" svg:height="1.35cm" svg:x="5.555cm" svg:y="0.15cm">
          <draw:text-box>
            <text:p text:style-name="P3"><text:span text:style-name="T2">2</text:span></text:p>
          </draw:text-box>
        </draw:frame>
        <draw:frame draw:style-name="gr3" draw:text-style-name="P4" draw:layer="layout" svg:width="3.8cm" svg:height="1.35cm" svg:x="7.655cm" svg:y="0.15cm">
          <draw:text-box>
            <text:p text:style-name="P3"><text:span text:style-name="T2">1</text:span></text:p>
          </draw:text-box>
        </draw:frame>
        <draw:frame draw:style-name="gr3" draw:text-style-name="P4" draw:layer="layout" svg:width="3.8cm" svg:height="1.35cm" svg:x="9.755cm" svg:y="0.15cm">
          <draw:text-box>
            <text:p text:style-name="P3"><text:span text:style-name="T2">8</text:span></text:p>
          </draw:text-box>
        </draw:frame>
        <draw:frame draw:style-name="gr3" draw:text-style-name="P4" draw:layer="layout" svg:width="3.8cm" svg:height="1.35cm" svg:x="1.355cm" svg:y="0.15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.5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2T09:14:01</dc:date>
    <dc:creator>Balázs </dc:creator>
    <meta:editing-duration>PT1H21M39S</meta:editing-duration>
    <meta:editing-cycles>12</meta:editing-cycles>
    <meta:generator>LibreOffice/3.5$Linux_X86_64 LibreOffice_project/350m1$Build-202</meta:generator>
    <meta:document-statistic meta:object-count="16"/>
  </office:meta>
</office:document-meta>
</file>